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8d185"/>
    </style:style>
    <style:style style:name="P2" style:family="paragraph" style:parent-style-name="Standard">
      <style:text-properties officeooo:rsid="0018d185" officeooo:paragraph-rsid="0018d185"/>
    </style:style>
    <style:style style:name="P3" style:family="paragraph" style:parent-style-name="Standard">
      <style:text-properties officeooo:rsid="0018d185" officeooo:paragraph-rsid="001a2900"/>
    </style:style>
    <style:style style:name="P4" style:family="paragraph" style:parent-style-name="Standard">
      <style:text-properties fo:color="#808080" style:font-name="Arial" fo:font-size="14pt" fo:font-weight="bold" officeooo:rsid="001a2900" officeooo:paragraph-rsid="001a2900" style:font-name-asian="Arial Unicode MS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text-properties officeooo:rsid="001a2900" officeooo:paragraph-rsid="001a2900"/>
    </style:style>
    <style:style style:name="P6" style:family="paragraph" style:parent-style-name="Standard">
      <style:text-properties officeooo:paragraph-rsid="001a2900"/>
    </style:style>
    <style:style style:name="T1" style:family="text">
      <style:text-properties officeooo:rsid="0018d0d2"/>
    </style:style>
    <style:style style:name="T2" style:family="text">
      <style:text-properties officeooo:rsid="0018d185"/>
    </style:style>
    <style:style style:name="T3" style:family="text">
      <style:text-properties officeooo:rsid="00141616"/>
    </style:style>
    <style:style style:name="T4" style:family="text">
      <style:text-properties fo:color="#808080" style:font-name="Arial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T5" style:family="text">
      <style:text-properties fo:color="#808080" style:font-name="Arial" fo:font-size="14pt" fo:font-weight="bold" officeooo:rsid="0018d185" style:font-name-asian="Arial Unicode MS" style:font-size-asian="14pt" style:font-weight-asian="bold" style:font-name-complex="Tahoma" style:font-size-complex="14pt" style:font-weight-complex="bold"/>
    </style:style>
    <style:style style:name="T6" style:family="text">
      <style:text-properties fo:color="#808080" style:font-name="Arial" fo:font-size="14pt" fo:font-weight="bold" officeooo:rsid="0018d0d2" style:font-name-asian="Arial Unicode MS" style:font-size-asian="14pt" style:font-weight-asian="bold" style:font-name-complex="Tahoma" style:font-size-complex="14pt" style:font-weight-complex="bold"/>
    </style:style>
    <style:style style:name="T7" style:family="text">
      <style:text-properties officeooo:rsid="001a29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i9.val" text:name="py3o.i9.val"/>
      </text:user-field-decls>
      <text:p text:style-name="P4">Access of parent variable in nested loop</text:p>
      <text:p text:style-name="P6"/>
      <text:p text:style-name="P6"><text:a xlink:type="simple" xlink:href="py3o://for=&quot;i9 in my9list&quot;"><text:span text:style-name="T7">for="i9 in my9list"</text:span></text:a></text:p>
      <text:p text:style-name="P6"><text:a xlink:type="simple" xlink:href="py3o://for=&quot;i9_1 in i9&quot;"><text:span text:style-name="T7">for="i9_1 in i9"</text:span></text:a></text:p>
      <text:p text:style-name="P6"><text:tab/><text:user-field-get text:name="py3o.i9.val">i9.val</text:user-field-get></text:p>
      <text:p text:style-name="P3"><text:a xlink:type="simple" xlink:href="py3o:///for"><text:span text:style-name="T1">/for</text:span></text:a></text:p>
      <text:p text:style-name="P3"><text:a xlink:type="simple" xlink:href="py3o:///for"><text:span text:style-name="T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el Lorimier</meta:initial-creator>
    <meta:creation-date>2014-11-28T14:28:36.746302677</meta:creation-date>
    <dc:date>2014-11-28T14:33:36.772904575</dc:date>
    <dc:creator>Anael Lorimier</dc:creator>
    <meta:editing-duration>P0D</meta:editing-duration>
    <meta:editing-cycles>1</meta:editing-cycles>
    <meta:generator>LibreOffice/4.2.7.2$Linux_X86_64 LibreOffice_project/420m0$Build-2</meta:generator>
    <meta:document-statistic meta:table-count="0" meta:image-count="0" meta:object-count="0" meta:page-count="1" meta:paragraph-count="6" meta:word-count="16" meta:character-count="90" meta:non-whitespace-character-count="79"/>
  </office:meta>
</office:document-meta>
</file>